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e59a" officeooo:paragraph-rsid="000ae59a"/>
    </style:style>
    <style:style style:name="P2" style:family="paragraph" style:parent-style-name="Standard">
      <style:paragraph-properties fo:text-align="justify" style:justify-single-word="false"/>
      <style:text-properties officeooo:rsid="000b19c7" officeooo:paragraph-rsid="000b19c7"/>
    </style:style>
    <style:style style:name="P3" style:family="paragraph" style:parent-style-name="Standard">
      <style:paragraph-properties fo:text-align="justify" style:justify-single-word="false"/>
      <style:text-properties officeooo:rsid="000c48f8" officeooo:paragraph-rsid="000c48f8"/>
    </style:style>
    <style:style style:name="P4" style:family="paragraph" style:parent-style-name="Standard">
      <style:paragraph-properties fo:text-align="justify" style:justify-single-word="false"/>
      <style:text-properties officeooo:rsid="000ef8f4" officeooo:paragraph-rsid="000ef8f4"/>
    </style:style>
    <style:style style:name="P5" style:family="paragraph" style:parent-style-name="Standard">
      <style:paragraph-properties fo:text-align="justify" style:justify-single-word="false"/>
      <style:text-properties officeooo:rsid="00103634" officeooo:paragraph-rsid="00103634"/>
    </style:style>
    <style:style style:name="P6" style:family="paragraph" style:parent-style-name="Standard">
      <style:paragraph-properties fo:text-align="justify" style:justify-single-word="false"/>
      <style:text-properties officeooo:rsid="0011d434" officeooo:paragraph-rsid="0011d434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ae59a" officeooo:paragraph-rsid="000ae59a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0ae59a" officeooo:paragraph-rsid="000ae59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b19c7"/>
    </style:style>
    <style:style style:name="T4" style:family="text">
      <style:text-properties style:text-underline-style="solid" style:text-underline-width="auto" style:text-underline-color="font-color" officeooo:rsid="000d4318"/>
    </style:style>
    <style:style style:name="T5" style:family="text">
      <style:text-properties style:text-underline-style="solid" style:text-underline-width="auto" style:text-underline-color="font-color" officeooo:rsid="0011d43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19c7" style:font-weight-asian="bold" style:font-weight-complex="bold"/>
    </style:style>
    <style:style style:name="T8" style:family="text">
      <style:text-properties fo:font-weight="bold" officeooo:rsid="000d4318" style:font-weight-asian="bold" style:font-weight-complex="bold"/>
    </style:style>
    <style:style style:name="T9" style:family="text">
      <style:text-properties officeooo:rsid="000b19c7"/>
    </style:style>
    <style:style style:name="T10" style:family="text">
      <style:text-properties officeooo:rsid="000c48f8"/>
    </style:style>
    <style:style style:name="T11" style:family="text">
      <style:text-properties officeooo:rsid="000d4318"/>
    </style:style>
    <style:style style:name="T12" style:family="text">
      <style:text-properties officeooo:rsid="00103634"/>
    </style:style>
    <style:style style:name="T13" style:family="text">
      <style:text-properties officeooo:rsid="0011d434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sos de uso</text:p>
      <text:p text:style-name="P1"/>
      <text:p text:style-name="P2">Participan <text:span text:style-name="T2">5 actores</text:span> identificados: <text:span text:style-name="T6">Cliente</text:span>, <text:span text:style-name="T6">Usuario</text:span> (del sistema, <text:span text:style-name="T10">el que realiza la reserva</text:span>), <text:span text:style-name="T6">Banco</text:span>, <text:span text:style-name="T6">Base de Datos</text:span> y <text:span text:style-name="T6">Supervisor</text:span> (deriva de la clase Usuario, pero con algún permiso <text:span text:style-name="T10">y funcionalidades diferentes al usuario común).</text:span></text:p>
      <text:p text:style-name="P1"/>
      <text:p text:style-name="P1">El <text:span text:style-name="T6">cliente</text:span> para <text:span text:style-name="T1">solicitar alojamiento</text:span> tiene cuatro escenarios posibles:</text:p>
      <text:list xml:id="list8579041063242737998" text:style-name="L1">
        <text:list-item>
          <text:p text:style-name="P8">Solicita el tipo de habitación y una fecha en especial.</text:p>
        </text:list-item>
        <text:list-item>
          <text:p text:style-name="P8">Solicita cualquier habitación con un fecha en especial.</text:p>
        </text:list-item>
        <text:list-item>
          <text:p text:style-name="P8">Solicita un tipo de habitación en un fecha cualquiera.</text:p>
        </text:list-item>
        <text:list-item>
          <text:p text:style-name="P8">Solicita cualquier habitación en una fecha cualquiera.</text:p>
        </text:list-item>
      </text:list>
      <text:p text:style-name="P1">Todas forman parte de un Caso de Uso mas general que es el de <text:span text:style-name="T1">solicitar alojamiento</text:span>. <text:span text:style-name="T9">Para hacer efectiva la reserva (</text:span><text:span text:style-name="T3">Hacer reserva</text:span><text:span text:style-name="T9">), se necesita del </text:span><text:span text:style-name="T7">Usuario</text:span><text:span text:style-name="T9">, y de la </text:span><text:span text:style-name="T7">Base de Datos</text:span><text:span text:style-name="T9"> la </text:span><text:span text:style-name="T3">disponibilidad horaria y de habitación</text:span><text:span text:style-name="T9">, por ende el </text:span><text:span text:style-name="T7">Usuario</text:span><text:span text:style-name="T9"> consulta en el sistema y la </text:span><text:span text:style-name="T7">Base de Datos</text:span><text:span text:style-name="T9"> le devuelve si esta disponible si o no.</text:span></text:p>
      <text:p text:style-name="P3">El <text:span text:style-name="T6">cliente</text:span> tiene que <text:span text:style-name="T1">realizar el pago</text:span>, en el momento en que reserva o cuando va a ocupar la reserva, <text:span text:style-name="T15">ver esto</text:span>, este caso de uso para que se realice necesite del <text:span text:style-name="T6">Usuario</text:span> para <text:span text:style-name="T1">recibir el pago</text:span> (cobrar). En caso que se haga por tarjeta <text:span text:style-name="T11">de crédito o débito, se necesita ademas del </text:span><text:span text:style-name="T8">Banco</text:span><text:span text:style-name="T11"> para que responda con la </text:span><text:span text:style-name="T4">disponibilidad para realizarse el pago o no</text:span><text:span text:style-name="T11"> (disponibilidad por caída del sistema, por fondos insuficientes, etc). El </text:span><text:span text:style-name="T8">Banco</text:span><text:span text:style-name="T11"> lo simulamos con una clase que devuelva aleatoriamente disponibilidades o errores de todo tipo con la tarjeta.</text:span></text:p>
      <text:p text:style-name="P4">El <text:span text:style-name="T6">cliente</text:span> necesita la confirmación<text:span text:style-name="T1"> de la reserva</text:span>, se puede realizar mandando un mail, o emitiendo un mensaje de texto por ejemplo, para realizarse este caso de uso necesita del <text:span text:style-name="T6">Usuario</text:span> que expida dicho comprobante y del sistema o <text:span text:style-name="T6">Base de Datos</text:span> que provea la información para crear el comprobante. El <text:span text:style-name="T6">Usuario</text:span> ademas, debería tener una <text:span text:style-name="T12">ventana de notificación que le confirmé la reserva recién elaborada.</text:span></text:p>
      <text:p text:style-name="P5">Para <text:span text:style-name="T1">cancelar reserva</text:span> se necesita del <text:span text:style-name="T6">Usuario</text:span> que ejecute la acción, implícitamente del <text:span text:style-name="T6">Cliente</text:span> (se puede agregar en el gráfico), del sistema o <text:span text:style-name="T6">Base de Datos</text:span> y del Caso de Uso <text:span text:style-name="T1">Disponibilidad horaria y de habitación</text:span> <text:span text:style-name="T13">que va a ser afectada en la liberación de una reserva. Lo mismo sucede con la </text:span><text:span text:style-name="T5">Edición de reserva</text:span><text:span text:style-name="T13">, esto es cambiar una reserva de día o de habitación o de tipo de habitación.</text:span></text:p>
      <text:p text:style-name="P6">Por ultimo el <text:span text:style-name="T6">Supervisor</text:span> <text:span text:style-name="T1">solicita reporte</text:span> con las reservas del día, de la semana, del mes, etc. La <text:span text:style-name="T6">Base de Datos</text:span> <text:span text:style-name="T1">genera el reporte</text:span> y se encuentran la solicitud y la generación de reporte en el caso de uso <text:span text:style-name="T1">Imprimir</text:span>, acción que en realidad la realiza físicamente el <text:span text:style-name="T6">Supervisor</text:span>. Otro caso de uso del <text:span text:style-name="T6">Supervisor</text:span> es la de <text:span text:style-name="T1">editar ofertas y promociones</text:span> que influirán en la <text:span text:style-name="T6">Base de Datos</text:span>, al agregarse un ítem mas que aparecerá en la pantalla del <text:span text:style-name="T6">Usuario</text:span>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6:46:58.734701993</meta:creation-date>
    <dc:date>2017-06-06T01:33:28.015380748</dc:date>
    <meta:editing-duration>PT2H45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55" meta:character-count="2636" meta:non-whitespace-character-count="2197"/>
  </office:meta>
</office:document-meta>
</file>